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654cm" fo:min-width="2.904cm"/>
    </style:style>
    <style:style style:name="gr2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0.654cm" fo:min-width="2.904cm"/>
    </style:style>
    <style:style style:name="gr3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654cm" fo:min-width="2.904cm"/>
    </style:style>
    <style:style style:name="gr4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654cm" fo:min-width="2.904cm"/>
    </style:style>
    <style:style style:name="gr5" style:family="graphic" style:parent-style-name="standard">
      <style:graphic-properties draw:stroke="none" draw:fill="solid" draw:fill-color="#e6e6ff" draw:textarea-horizontal-align="justify" draw:textarea-vertical-align="middle" draw:auto-grow-height="false" fo:min-height="0.382cm" fo:min-width="2.932cm"/>
    </style:style>
    <style:style style:name="gr6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.382cm" fo:min-width="2.932cm"/>
    </style:style>
    <style:style style:name="gr7" style:family="graphic" style:parent-style-name="standard">
      <style:graphic-properties draw:stroke="none" draw:fill="solid" draw:fill-color="#aecf00" draw:textarea-horizontal-align="justify" draw:textarea-vertical-align="middle" draw:auto-grow-height="false" fo:min-height="0.654cm" fo:min-width="2.904cm"/>
    </style:style>
    <style:style style:name="gr8" style:family="graphic" style:parent-style-name="standard">
      <style:graphic-properties svg:stroke-width="0.06cm" svg:stroke-color="#0084d1" draw:marker-start-width="0.28cm" draw:marker-end-width="0.28cm" draw:textarea-horizontal-align="center" draw:textarea-vertical-align="middle" fo:padding-top="0.155cm" fo:padding-bottom="0.155cm" fo:padding-left="0.28cm" fo:padding-right="0.28cm"/>
    </style:style>
    <style:style style:name="gr9" style:family="graphic" style:parent-style-name="standard">
      <style:graphic-properties draw:stroke="solid" svg:stroke-width="0.035cm" svg:stroke-color="#ff420e" draw:marker-start-width="0.357cm" draw:marker-end-width="0.357cm" draw:fill="none" draw:fill-color="#ff420e" draw:textarea-horizontal-align="justify" draw:textarea-vertical-align="middle" draw:auto-grow-height="false" fo:min-height="0.624cm" fo:min-width="1.674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83caff" draw:marker-start-width="0.357cm" draw:marker-end-width="0.357cm" draw:fill="none" draw:fill-color="#83caff" draw:textarea-horizontal-align="justify" draw:textarea-vertical-align="middle" draw:auto-grow-height="false" fo:min-height="0.624cm" fo:min-width="1.674cm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ffd320" draw:marker-start-width="0.357cm" draw:marker-end-width="0.357cm" draw:fill="none" draw:fill-color="#ffd320" draw:textarea-horizontal-align="justify" draw:textarea-vertical-align="middle" draw:auto-grow-height="false" fo:min-height="0.624cm" fo:min-width="1.674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c5000b" draw:marker-start-width="0.357cm" draw:marker-end-width="0.357cm" draw:fill="none" draw:fill-color="#c5000b" draw:textarea-horizontal-align="justify" draw:textarea-vertical-align="middle" draw:auto-grow-height="false" fo:min-height="0.624cm" fo:min-width="1.674cm" fo:padding-top="0.142cm" fo:padding-bottom="0.142cm" fo:padding-left="0.267cm" fo:padding-right="0.267cm"/>
    </style:style>
    <style:style style:name="gr13" style:family="graphic" style:parent-style-name="standard">
      <style:graphic-properties draw:stroke="solid" svg:stroke-width="0.035cm" svg:stroke-color="#aecf00" draw:marker-start-width="0.357cm" draw:marker-end-width="0.357cm" draw:fill="none" draw:fill-color="#aecf00" draw:textarea-horizontal-align="justify" draw:textarea-vertical-align="middle" draw:auto-grow-height="false" fo:min-height="0.624cm" fo:min-width="1.674cm" fo:padding-top="0.142cm" fo:padding-bottom="0.142cm" fo:padding-left="0.267cm" fo:padding-right="0.267cm"/>
    </style:style>
    <style:style style:name="gr14" style:family="graphic" style:parent-style-name="standard">
      <style:graphic-properties svg:stroke-width="0.053cm" svg:stroke-color="#0066cc" draw:marker-start-width="0.379cm" draw:marker-end-width="0.379cm" draw:fill="none" draw:textarea-horizontal-align="justify" draw:textarea-vertical-align="middle" draw:auto-grow-height="false" fo:min-height="0.414cm" fo:min-width="3.464cm" fo:padding-top="0.151cm" fo:padding-bottom="0.151cm" fo:padding-left="0.276cm" fo:padding-right="0.276cm"/>
    </style:style>
    <style:style style:name="gr15" style:family="graphic" style:parent-style-name="standard">
      <style:graphic-properties draw:stroke="none" draw:fill-color="#666666" draw:textarea-horizontal-align="justify" draw:textarea-vertical-align="middle" draw:auto-grow-height="false" fo:min-height="0.45cm" fo:min-width="1.5cm"/>
    </style:style>
    <style:style style:name="gr16" style:family="graphic" style:parent-style-name="standard">
      <style:graphic-properties draw:stroke="none" svg:stroke-width="0.053cm" draw:marker-start-width="0.379cm" draw:marker-end-width="0.379cm" draw:fill-color="#666666" draw:textarea-horizontal-align="justify" draw:textarea-vertical-align="middle" draw:auto-grow-height="false" fo:min-height="0.45cm" fo:min-width="1.5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66cc" draw:marker-start-width="0.379cm" draw:marker-end-width="0.379cm" draw:fill="none" draw:textarea-horizontal-align="justify" draw:textarea-vertical-align="middle" draw:auto-grow-height="false" fo:min-height="0.382cm" fo:min-width="6.432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4586" draw:marker-start-width="0.379cm" draw:marker-end-width="0.379cm" draw:fill="solid" draw:fill-color="#ffffff" draw:textarea-horizontal-align="justify" draw:textarea-vertical-align="middle" draw:auto-grow-height="false" fo:min-height="1.327cm" fo:min-width="2.355cm" fo:padding-top="0.151cm" fo:padding-bottom="0.151cm" fo:padding-left="0.276cm" fo:padding-right="0.276cm" fo:wrap-option="no-wrap"/>
    </style:style>
    <style:style style:name="gr19" style:family="graphic" style:parent-style-name="standard">
      <style:graphic-properties draw:stroke="solid" svg:stroke-width="0.081cm" svg:stroke-color="#004586" draw:marker-start-width="0.426cm" draw:marker-end-width="0.426cm" draw:fill="none" draw:fill-color="#ff420e" draw:textarea-horizontal-align="justify" draw:textarea-vertical-align="middle" draw:auto-grow-height="false" fo:min-height="4.576cm" fo:min-width="6.726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420e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83caff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ffd32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c5000b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solid" draw:fill-color="#e6e6ff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e6e6e6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solid" draw:fill-color="#aecf0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420e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83caff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d32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c5000b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aecf0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/>
      <style:paragraph-properties fo:text-align="center"/>
      <style:text-properties fo:color="#0066cc" style:font-name="Hack1" fo:font-size="12pt" style:font-size-asian="12pt" style:font-size-complex="12pt"/>
    </style:style>
    <style:style style:name="P15" style:family="paragraph">
      <loext:graphic-properties draw:fill-color="#666666"/>
      <style:paragraph-properties fo:text-align="center"/>
      <style:text-properties fo:color="#ffffff" style:font-name="Hack1" fo:font-size="12pt" fo:font-weight="bold" style:font-size-asian="10pt" style:font-weight-asian="bold" style:font-size-complex="10pt" style:font-weight-complex="bold"/>
    </style:style>
    <style:style style:name="P16" style:family="paragraph">
      <style:paragraph-properties fo:text-align="center"/>
      <style:text-properties fo:color="#004586"/>
    </style:style>
    <style:style style:name="P17" style:family="paragraph">
      <loext:graphic-properties draw:fill="solid" draw:fill-color="#ffffff"/>
      <style:paragraph-properties fo:text-align="center"/>
      <style:text-properties fo:color="#004586" style:font-name="Hack1" fo:font-size="12pt" fo:font-weight="bold" style:font-size-asian="9pt" style:font-weight-asian="bold" style:font-size-complex="9pt" style:font-weight-complex="bold"/>
    </style:style>
    <style:style style:name="T1" style:family="text">
      <style:text-properties style:font-name="Hack1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66cc" style:font-name="Hack1" fo:font-size="12pt" style:font-size-asian="12pt" style:font-size-complex="12pt"/>
    </style:style>
    <style:style style:name="T3" style:family="text">
      <style:text-properties fo:color="#ffffff" style:font-name="Hack1" fo:font-size="12pt" fo:font-weight="bold" style:font-size-asian="10pt" style:font-weight-asian="bold" style:font-size-complex="10pt" style:font-weight-complex="bold"/>
    </style:style>
    <style:style style:name="T4" style:family="text">
      <style:text-properties fo:color="#004586" style:font-name="Hack1" fo:font-size="12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5cm" svg:height="1cm" svg:x="3.8cm" svg:y="7.9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5cm" svg:height="1cm" svg:x="3.8cm" svg:y="6.6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5cm" svg:height="1cm" svg:x="3.8cm" svg:y="5.3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5cm" svg:height="1cm" svg:x="3.8cm" svg:y="4.1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5cm" svg:height="0.7cm" svg:x="3.8cm" svg:y="3.3cm">
          <text:p text:style-name="P1"><text:span text:style-name="T1">se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5cm" svg:height="0.7cm" svg:x="3.8cm" svg:y="2.4cm">
          <text:p text:style-name="P1"><text:span text:style-name="T1">prés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5cm" svg:height="1cm" svg:x="3.8cm" svg:y="1.3cm">
          <text:p text:style-name="P1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7.175cm" svg:y1="8.925cm" svg:x2="9.175cm" svg:y2="11.3cm">
          <text:p/>
        </draw:line>
        <draw:custom-shape draw:style-name="gr9" draw:text-style-name="P9" draw:layer="layout" svg:width="2.3cm" svg:height="1cm" svg:x="1.3cm" svg:y="7.9cm">
          <text:p text:style-name="P1"><text:span text:style-name="T1">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3cm" svg:height="1cm" svg:x="1.3cm" svg:y="6.6cm">
          <text:p text:style-name="P1"><text:span text:style-name="T1">tr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3cm" svg:height="1cm" svg:x="1.3cm" svg:y="5.3cm">
          <text:p text:style-name="P1"><text:span text:style-name="T1">paqu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2.3cm" svg:height="1cm" svg:x="1.3cm" svg:y="4.1cm">
          <text:p text:style-name="P1"><text:span text:style-name="T1">se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2.3cm" svg:height="1cm" svg:x="1.3cm" svg:y="1.3cm">
          <text:p text:style-name="P1"><text:span text:style-name="T1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4cm" svg:height="0.7cm" svg:x="9.3cm" svg:y="10.57cm">
          <text:p text:style-name="P1"><text:span text:style-name="T2">PMD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4cm" svg:height="0.7cm" svg:x="9.3cm" svg:y="9.88cm">
          <text:p text:style-name="P1"><text:span text:style-name="T2">PMA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4cm" svg:height="0.7cm" svg:x="9.3cm" svg:y="9.19cm">
          <text:p text:style-name="P1"><text:span text:style-name="T2">PCS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2cm" svg:height="0.7cm" svg:x="10.324cm" svg:y="11.258cm">
          <text:p text:style-name="P1"><text:span text:style-name="T3">MDI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2cm" svg:height="0.7cm" svg:x="10.326cm" svg:y="8.54cm">
          <text:p text:style-name="P1"><text:span text:style-name="T3">xMII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cm" svg:height="0.7cm" svg:x="9.3cm" svg:y="7.8cm">
          <text:p text:style-name="P1"><text:span text:style-name="T2">RECONCILIATION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7cm" svg:height="0.7cm" svg:x="7.9cm" svg:y="7cm">
          <text:p text:style-name="P1"><text:span text:style-name="T2">MAC – MEDIA ACCESS CONTROL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7cm" svg:height="0.7cm" svg:x="7.9cm" svg:y="6.2cm">
          <text:p text:style-name="P1"><text:span text:style-name="T2">LLC – LOGICAL LINK CONTROL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3.103cm" svg:height="1.723cm" svg:x="8.572cm" svg:y="3.175cm">
          <text:p text:style-name="P16"><text:span text:style-name="T4">Standard</text:span></text:p>
          <text:p text:style-name="P16"><text:span text:style-name="T4">Ethernet</text:span></text:p>
          <text:p text:style-name="P16"><text:span text:style-name="T4">IEEE 802.3</text:span></text:p>
          <draw:enhanced-geometry svg:viewBox="0 0 21600 21600" draw:text-areas="800 800 20800 20800" draw:type="round-rectangular-callout" draw:modifiers="4982.47422680412 46419.9535962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" draw:layer="layout" svg:x1="7.175cm" svg:y1="6.425cm" svg:x2="7.8cm" svg:y2="6.175cm">
          <text:p/>
        </draw:line>
        <draw:line draw:style-name="gr8" draw:text-style-name="P1" draw:layer="layout" svg:x1="7.175cm" svg:y1="7.8cm" svg:x2="7.925cm" svg:y2="7.8cm">
          <text:p/>
        </draw:line>
        <draw:custom-shape draw:style-name="gr19" draw:text-style-name="P9" draw:layer="layout" svg:width="7.5cm" svg:height="5.1cm" svg:x="7.7cm" svg:y="6.9cm"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10.931251190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5-12-05T16:07:13.279196109</dc:date>
    <meta:editing-duration>PT14H26M31S</meta:editing-duration>
    <meta:editing-cycles>54</meta:editing-cycles>
    <meta:generator>LibreOffice/5.0.4.1$Linux_X86_64 LibreOffice_project/00m0$Build-1</meta:generator>
    <meta:document-statistic meta:object-count="25"/>
  </office:meta>
</office:document-meta>
</file>